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Liberation Mono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Maruti <text:s text:c="10"/></text:span>인도</text:p>
      <text:p text:style-name="Preformatted_20_Text"><text:span text:style-name="T1">Hyundai <text:s text:c="9"/></text:span>한국</text:p>
      <text:p text:style-name="Preformatted_20_Text"><text:span text:style-name="T1">Honda <text:s text:c="12"/></text:span>일본</text:p>
      <text:p text:style-name="Preformatted_20_Text"><text:span text:style-name="T1">Toyota <text:s text:c="11"/></text:span>일본</text:p>
      <text:p text:style-name="Preformatted_20_Text"><text:span text:style-name="T1">Mercedes-Benz <text:s text:c="4"/></text:span>독일</text:p>
      <text:p text:style-name="Preformatted_20_Text"><text:span text:style-name="T1">Volkswagen <text:s text:c="7"/></text:span>독일</text:p>
      <text:p text:style-name="Preformatted_20_Text"><text:span text:style-name="T1">Ford <text:s text:c="13"/></text:span>미국</text:p>
      <text:p text:style-name="Preformatted_20_Text"><text:span text:style-name="T1">Mahindra <text:s text:c="9"/></text:span>인도</text:p>
      <text:p text:style-name="Preformatted_20_Text"><text:span text:style-name="T1">BMW <text:s text:c="14"/></text:span>독일</text:p>
      <text:p text:style-name="Preformatted_20_Text"><text:span text:style-name="T1">Audi <text:s text:c="13"/></text:span>독일</text:p>
      <text:p text:style-name="Preformatted_20_Text"><text:span text:style-name="T1">Tata <text:s text:c="13"/></text:span>인도</text:p>
      <text:p text:style-name="Preformatted_20_Text"><text:span text:style-name="T1">Skoda <text:s text:c="12"/></text:span>체코</text:p>
      <text:p text:style-name="Preformatted_20_Text"><text:span text:style-name="T1">Renault <text:s text:c="10"/></text:span>프랑스</text:p>
      <text:p text:style-name="Preformatted_20_Text"><text:span text:style-name="T1">Chevrolet <text:s text:c="8"/></text:span>미국</text:p>
      <text:p text:style-name="Preformatted_20_Text"><text:span text:style-name="T1">Nissan <text:s text:c="11"/></text:span>일본</text:p>
      <text:p text:style-name="Preformatted_20_Text"><text:span text:style-name="T1">Land <text:s text:c="14"/></text:span>영국</text:p>
      <text:p text:style-name="Preformatted_20_Text"><text:span text:style-name="T1">Jaguar <text:s text:c="12"/></text:span>영국</text:p>
      <text:p text:style-name="Preformatted_20_Text"><text:span text:style-name="T1">Fiat <text:s text:c="14"/></text:span>이탈리아</text:p>
      <text:p text:style-name="Preformatted_20_Text"><text:span text:style-name="T1">Mitsubishi <text:s text:c="8"/></text:span>일본</text:p>
      <text:p text:style-name="Preformatted_20_Text"><text:span text:style-name="T1">Mini <text:s text:c="14"/></text:span>영국</text:p>
      <text:p text:style-name="Preformatted_20_Text"><text:span text:style-name="T1">Volvo <text:s text:c="13"/></text:span>스웨덴</text:p>
      <text:p text:style-name="Preformatted_20_Text"><text:span text:style-name="T1">Porsche <text:s text:c="11"/></text:span>독일</text:p>
      <text:p text:style-name="Preformatted_20_Text"><text:span text:style-name="T1">Jeep <text:s text:c="14"/></text:span>미국</text:p>
      <text:p text:style-name="Preformatted_20_Text"><text:span text:style-name="T1">Datsun <text:s text:c="12"/></text:span>일본</text:p>
      <text:p text:style-name="Preformatted_20_Text"><text:span text:style-name="T1">ISUZU <text:s text:c="14"/></text:span>일본</text:p>
      <text:p text:style-name="Preformatted_20_Text"><text:span text:style-name="T1">Force <text:s text:c="14"/></text:span>인도</text:p>
      <text:p text:style-name="Preformatted_20_Text"><text:span text:style-name="T1">Bentley <text:s text:c="12"/></text:span>영국</text:p>
      <text:p text:style-name="Preformatted_20_Text"><text:span text:style-name="T1">Smart <text:s text:c="14"/></text:span>독일</text:p>
      <text:p text:style-name="Preformatted_20_Text"><text:span text:style-name="T1">Ambassador <text:s text:c="9"/></text:span>인도</text:p>
      <text:p text:style-name="Preformatted_20_Text"><text:span text:style-name="T1">Lamborghini <text:s text:c="8"/></text:span>이탈리아</text:p>
      <text:p text:style-name="Preformatted_20_Text"><text:span text:style-name="T1">Hindustan <text:s text:c="10"/></text:span>인도</text:p>
      <text:p text:style-name="P1"><text:span text:style-name="T1">OpelCorsa <text:s text:c="10"/></text:span>독일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3T21:53:49.139274748</meta:creation-date>
    <dc:date>2023-11-03T21:54:17.548060047</dc:date>
    <meta:editing-duration>PT29S</meta:editing-duration>
    <meta:editing-cycles>1</meta:editing-cycles>
    <meta:document-statistic meta:table-count="0" meta:image-count="0" meta:object-count="0" meta:page-count="1" meta:paragraph-count="32" meta:word-count="102" meta:character-count="669" meta:non-whitespace-character-count="278"/>
    <meta:generator>LibreOffice/6.0.7.3$Linux_X86_64 LibreOffice_project/00m0$Build-3</meta:generator>
  </office:meta>
</office:document-meta>
</file>